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d57" officeooo:paragraph-rsid="00182d57"/>
    </style:style>
    <style:style style:name="P2" style:family="paragraph" style:parent-style-name="Standard">
      <style:text-properties officeooo:rsid="0019eab3" officeooo:paragraph-rsid="0019eab3"/>
    </style:style>
    <style:style style:name="P3" style:family="paragraph" style:parent-style-name="Standard">
      <style:text-properties officeooo:rsid="001ae877" officeooo:paragraph-rsid="001ae877"/>
    </style:style>
    <style:style style:name="P4" style:family="paragraph" style:parent-style-name="Standard">
      <style:text-properties officeooo:rsid="001cdfb2" officeooo:paragraph-rsid="001cdfb2"/>
    </style:style>
    <style:style style:name="P5" style:family="paragraph" style:parent-style-name="Standard">
      <style:text-properties officeooo:rsid="001d0ca5" officeooo:paragraph-rsid="001d0ca5"/>
    </style:style>
    <style:style style:name="P6" style:family="paragraph" style:parent-style-name="Standard">
      <style:text-properties style:text-underline-style="solid" style:text-underline-width="auto" style:text-underline-color="font-color" officeooo:rsid="001cdfb2" officeooo:paragraph-rsid="001cdfb2"/>
    </style:style>
    <style:style style:name="P7" style:family="paragraph" style:parent-style-name="Standard">
      <style:text-properties officeooo:rsid="001ded67" officeooo:paragraph-rsid="001ded67"/>
    </style:style>
    <style:style style:name="P8" style:family="paragraph" style:parent-style-name="Standard">
      <style:text-properties officeooo:rsid="00201fe9" officeooo:paragraph-rsid="00201fe9"/>
    </style:style>
    <style:style style:name="P9" style:family="paragraph" style:parent-style-name="Standard">
      <style:text-properties officeooo:rsid="0025bb95" officeooo:paragraph-rsid="0025bb95"/>
    </style:style>
    <style:style style:name="P10" style:family="paragraph" style:parent-style-name="Standard">
      <style:text-properties officeooo:rsid="0026c0db" officeooo:paragraph-rsid="0026c0db"/>
    </style:style>
    <style:style style:name="P11" style:family="paragraph" style:parent-style-name="Standard">
      <style:text-properties officeooo:rsid="0028a167" officeooo:paragraph-rsid="0028a167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ded67" officeooo:paragraph-rsid="001ded67"/>
    </style:style>
    <style:style style:name="T1" style:family="text">
      <style:text-properties officeooo:rsid="001ded67"/>
    </style:style>
    <style:style style:name="T2" style:family="text">
      <style:text-properties officeooo:rsid="001e50d7"/>
    </style:style>
    <style:style style:name="T3" style:family="text">
      <style:text-properties officeooo:rsid="00227c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id search </text:p>
      <text:p text:style-name="P1">máme predstavu interavalu, v ktorm sa paramenter nachádza; skúšame de facto všetky možnosti</text:p>
      <text:p text:style-name="P2">+- (ne)závislosť parametrov</text:p>
      <text:p text:style-name="P2"/>
      <text:p text:style-name="P3">random search</text:p>
      <text:p text:style-name="P3">typicky sa za daný počet iterácii dostávame skôr k nejakému rozumnému riešeniu</text:p>
      <text:p text:style-name="P3">každý hyperparameter sa určuje nezávisle náhodne</text:p>
      <text:p text:style-name="P3"/>
      <text:p text:style-name="P4">reinforcment learning</text:p>
      <text:p text:style-name="P4">ala trénovanie hyperparametrov na sieti</text:p>
      <text:p text:style-name="P4"/>
      <text:p text:style-name="P6">bayesian opt</text:p>
      <text:p text:style-name="P4">maximalizácia theta (parametrov) za podmienky pozorovaných dát</text:p>
      <text:p text:style-name="P4"/>
      <text:p text:style-name="P5">gausian process ~ štatistický porces</text:p>
      <text:p text:style-name="P5">napr ako vyzerá distribúcia losov, keď do thoo strčím nejaký parameter</text:p>
      <text:p text:style-name="P5"/>
      <text:p text:style-name="P5">matern kernel - ako moc sú tie veci blízko</text:p>
      <text:p text:style-name="P5">ako moc si myslíme, že je tá funkcia spojitá; ako moc je to divoké medzi danými bodmi (slide 5)</text:p>
      <text:p text:style-name="P5"/>
      <text:p text:style-name="P5">slide 7</text:p>
      <text:p text:style-name="P5">modré = expected improwement</text:p>
      <text:p text:style-name="P5"/>
      <text:p text:style-name="P5">→<text:span text:style-name="T1"> doplňuje body tam, kde je neistota odhadu veľká</text:span></text:p>
      <text:p text:style-name="P7">červené = čo si myslíme</text:p>
      <text:p text:style-name="P7">zelené = ako to má vyzera<text:span text:style-name="T2">ť</text:span></text:p>
      <text:p text:style-name="P7">zelené bubliny = miera neistoty odhady </text:p>
      <text:p text:style-name="P12"/>
      <text:p text:style-name="P7"/>
      <text:p text:style-name="P8">asynchronous mode – python nečaká na odpoveď, do<text:span text:style-name="T3">s</text:span>tane holder</text:p>
      <text:p text:style-name="P8"/>
      <text:p text:style-name="P9">slide 22</text:p>
      <text:p text:style-name="P9">convolucie so zabudvaným maxpoolingom</text:p>
      <text:p text:style-name="P10">generácia reči – vylepšovanie šumu</text:p>
      <text:p text:style-name="P10"/>
      <text:p text:style-name="P11">slide 25</text:p>
      <text:p text:style-name="P11">idea – prekladáme dva mebaddingy na seba</text:p>
      <text:p text:style-name="P11">princíp – prekrytie slov z dvoch jazykov, ktoré vedie k ich vzájomnému prekladu (záleží na voľbe jazykov)</text:p>
      <text:p text:style-name="P11">program nerieši význmay, stačí sa minimalizovať šancu, že keď vezme náhodný embadding, tak sa trafí do zlej množiny → množiny sa prekryjú</text:p>
      <text:p text:style-name="P11">až 80% úspech prekladu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0:39:24.716858069</meta:creation-date>
    <meta:generator>LibreOffice/6.0.3.2$Linux_X86_64 LibreOffice_project/00m0$Build-2</meta:generator>
    <dc:date>2018-05-21T13:14:06.976824695</dc:date>
    <meta:editing-duration>PT2H4M5S</meta:editing-duration>
    <meta:editing-cycles>12</meta:editing-cycles>
    <meta:document-statistic meta:table-count="0" meta:image-count="0" meta:object-count="0" meta:page-count="1" meta:paragraph-count="29" meta:word-count="198" meta:character-count="1269" meta:non-whitespace-character-count="1094"/>
  </office:meta>
</office:document-meta>
</file>